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dddddd" draw:fill="none" draw:fill-color="#ffffff" fo:min-height="0.717cm"/>
    </style:style>
    <style:style style:name="gr2" style:family="graphic" style:parent-style-name="standard">
      <style:graphic-properties draw:stroke="none" svg:stroke-color="#000000" draw:fill="none" draw:fill-color="#ffffff" fo:min-height="1.45cm"/>
    </style:style>
    <style:style style:name="gr3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4" style:family="graphic" style:parent-style-name="standard">
      <style:graphic-properties svg:stroke-color="#729fcf" draw:fill="solid" draw:fill-color="#729fcf" draw:textarea-horizontal-align="justify" draw:textarea-vertical-align="middle" draw:auto-grow-height="false" fo:min-height="0.45cm" fo:min-width="4.659cm"/>
    </style:style>
    <style:style style:name="gr5" style:family="graphic" style:parent-style-name="standard">
      <style:graphic-properties svg:stroke-width="0cm" svg:stroke-color="#3465a4" draw:marker-start-width="0.2cm" draw:marker-end-width="0.2cm" draw:fill="solid" draw:fill-color="#3465a4" draw:textarea-horizontal-align="justify" draw:textarea-vertical-align="middle" draw:auto-grow-height="false" fo:min-height="0.45cm" fo:min-width="2.853cm" fo:padding-top="0.125cm" fo:padding-bottom="0.125cm" fo:padding-left="0.25cm" fo:padding-right="0.25cm"/>
    </style:style>
    <style:style style:name="gr6" style:family="graphic" style:parent-style-name="objectwithoutfill">
      <style:graphic-properties svg:stroke-width="0.1cm" svg:stroke-color="#00ccff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fill="solid" draw:fill-color="#808080" draw:textarea-horizontal-align="justify" draw:textarea-vertical-align="middle" draw:auto-grow-height="false" fo:min-height="0.45cm" fo:min-width="6.382cm"/>
    </style:style>
    <style:style style:name="gr8" style:family="graphic" style:parent-style-name="objectwithoutfill">
      <style:graphic-properties draw:stroke="dash" draw:stroke-dash="Fine_20_Dashed" svg:stroke-width="0.1cm" svg:stroke-color="#00ccff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fo:min-height="0.399cm"/>
    </style:style>
    <style:style style:name="gr10" style:family="graphic" style:parent-style-name="standard">
      <style:graphic-properties draw:fill="solid" draw:fill-color="#808080" draw:textarea-horizontal-align="justify" draw:textarea-vertical-align="middle" draw:auto-grow-height="false" fo:min-height="0.45cm" fo:min-width="6.381cm"/>
    </style:style>
    <style:style style:name="gr11" style:family="graphic" style:parent-style-name="standard">
      <style:graphic-properties draw:fill="solid" draw:fill-color="#333333" draw:textarea-horizontal-align="justify" draw:textarea-vertical-align="middle" draw:auto-grow-height="false" fo:min-height="0.45cm" fo:min-width="1.4cm"/>
    </style:style>
    <style:style style:name="gr12" style:family="graphic" style:parent-style-name="standard">
      <style:graphic-properties svg:stroke-color="#729fcf" draw:fill="solid" draw:fill-color="#729fcf" draw:textarea-horizontal-align="justify" draw:textarea-vertical-align="middle" draw:auto-grow-height="false" fo:min-height="0.45cm" fo:min-width="10cm"/>
    </style:style>
    <style:style style:name="gr13" style:family="graphic" style:parent-style-name="objectwithoutfill">
      <style:graphic-properties svg:stroke-color="#ffffff" draw:marker-end="Linienspitzen_20_1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/>
      <style:text-properties fo:color="#ff9900" style:font-name="Ubuntu Medium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9900" style:font-name="Ubuntu Medium" fo:font-size="24pt" style:text-underline-style="none" fo:font-weight="normal" style:font-size-asian="24pt" style:font-weight-asian="normal" style:font-size-complex="24pt" style:font-weight-complex="normal"/>
    </style:style>
    <style:style style:name="P5" style:family="paragraph">
      <loext:graphic-properties draw:fill="solid" draw:fill-color="#333333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="solid" draw:fill-color="#729fc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="solid" draw:fill-color="#3465a4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808080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color="#00ccff"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="none"/>
      <style:paragraph-properties fo:text-align="justify"/>
    </style:style>
    <style:style style:name="P12" style:family="paragraph">
      <loext:graphic-properties draw:fill="none" draw:fill-color="#ffffff"/>
      <style:paragraph-properties fo:text-align="start"/>
      <style:text-properties fo:color="#ff9900" fo:font-size="10pt" fo:font-weight="bold" style:font-size-asian="10pt" style:font-weight-asian="bold" style:font-size-complex="10pt" style:font-weight-complex="bold"/>
    </style:style>
    <style:style style:name="P13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fo:color="#ff9900" style:font-name="Ubuntu Medium" fo:font-weight="bold" style:font-weight-asian="bold" style:font-weight-complex="bold"/>
    </style:style>
    <style:style style:name="T2" style:family="text">
      <style:text-properties fo:color="#ff9900" style:font-name="Ubuntu Medium" fo:font-size="24pt" style:text-underline-style="none" fo:font-weight="normal" style:font-size-asian="24pt" style:font-weight-asian="normal" style:font-size-complex="24pt" style:font-weight-complex="normal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ccff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ff9900"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4.9cm" svg:height="0.967cm" svg:x="1.089cm" svg:y="3.333cm">
          <draw:text-box>
            <text:p text:style-name="P1"><text:span text:style-name="T1">User</text:span></text:p>
          </draw:text-box>
        </draw:frame>
        <draw:frame draw:style-name="gr2" draw:text-style-name="P4" draw:layer="layout" svg:width="27.7cm" svg:height="1.7cm" svg:x="0.5cm" svg:y="1cm">
          <draw:text-box>
            <text:p text:style-name="P3"><text:span text:style-name="T2">Webserver Architecture</text:span></text:p>
          </draw:text-box>
        </draw:frame>
        <draw:custom-shape draw:style-name="gr3" draw:text-style-name="P5" draw:layer="layout" svg:width="1.9cm" svg:height="0.7cm" svg:x="20.189cm" svg:y="3.4cm">
          <text:p text:style-name="P3"><text:span text:style-name="T3">User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6" xml:id="id1" draw:id="id1" draw:layer="layout" svg:width="5.159cm" svg:height="0.7cm" svg:x="6.989cm" svg:y="15cm">
          <text:p text:style-name="P3"><text:span text:style-name="T3">Listener IP 1 <text:s/>Port 8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7" xml:id="id9" draw:id="id9" draw:layer="layout" svg:width="3.353cm" svg:height="0.7cm" svg:x="10.489cm" svg:y="9.1cm">
          <text:p text:style-name="P3"><text:span text:style-name="T4">access lo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6" draw:text-style-name="P8" draw:layer="layout" svg:x1="3cm" svg:y1="2.3cm" svg:x2="24.5cm" svg:y2="2.3cm">
          <text:p/>
        </draw:line>
        <draw:custom-shape draw:style-name="gr7" draw:text-style-name="P9" draw:layer="layout" svg:width="6.882cm" svg:height="0.7cm" svg:x="6.989cm" svg:y="18.7cm">
          <text:p text:style-name="P3"><text:span text:style-name="T3">Interface eth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8" draw:text-style-name="P8" draw:layer="layout" svg:x1="28.189cm" svg:y1="17.6cm" svg:x2="1.298cm" svg:y2="17.6cm">
          <text:p/>
        </draw:line>
        <draw:line draw:style-name="gr8" draw:text-style-name="P8" draw:layer="layout" svg:x1="28.19cm" svg:y1="6.2cm" svg:x2="1.299cm" svg:y2="6.2cm">
          <text:p/>
        </draw:line>
        <draw:line draw:style-name="gr8" draw:text-style-name="P8" draw:layer="layout" svg:x1="28.19cm" svg:y1="11.2cm" svg:x2="1.299cm" svg:y2="11.2cm">
          <text:p/>
        </draw:line>
        <draw:frame draw:style-name="gr1" draw:text-style-name="P2" draw:layer="layout" svg:width="4.9cm" svg:height="0.967cm" svg:x="1.089cm" svg:y="7.933cm">
          <draw:text-box>
            <text:p text:style-name="P1"><text:span text:style-name="T1">Plugins</text:span></text:p>
          </draw:text-box>
        </draw:frame>
        <draw:frame draw:style-name="gr1" draw:text-style-name="P2" draw:layer="layout" svg:width="4.9cm" svg:height="0.967cm" svg:x="1.089cm" svg:y="13.933cm">
          <draw:text-box>
            <text:p text:style-name="P1"><text:span text:style-name="T1">Connection</text:span></text:p>
          </draw:text-box>
        </draw:frame>
        <draw:frame draw:style-name="gr1" draw:text-style-name="P2" draw:layer="layout" svg:width="4.9cm" svg:height="0.967cm" svg:x="1.089cm" svg:y="18.5cm">
          <draw:text-box>
            <text:p text:style-name="P1"><text:span text:style-name="T1">Network</text:span></text:p>
          </draw:text-box>
        </draw:frame>
        <draw:frame draw:style-name="gr9" draw:text-style-name="P10" draw:layer="layout" svg:width="22.5cm" svg:height="0.649cm" svg:x="5.689cm" svg:y="17.551cm">
          <draw:text-box>
            <text:p text:style-name="P3"><text:span text:style-name="T5">IP + Port <text:s text:c="5"/></text:span></text:p>
          </draw:text-box>
        </draw:frame>
        <draw:frame draw:style-name="gr9" draw:text-style-name="P10" draw:layer="layout" svg:width="22.5cm" svg:height="0.649cm" svg:x="5.689cm" svg:y="11.151cm">
          <draw:text-box>
            <text:p text:style-name="P3"><text:span text:style-name="T5">Listener + Domain + Context (all multiple)</text:span></text:p>
          </draw:text-box>
        </draw:frame>
        <draw:frame draw:style-name="gr9" draw:text-style-name="P10" draw:layer="layout" svg:width="22.5cm" svg:height="0.649cm" svg:x="5.689cm" svg:y="6.151cm">
          <draw:text-box>
            <text:p text:style-name="P3"><text:span text:style-name="T5">IP + Port + Domain + Path</text:span></text:p>
          </draw:text-box>
        </draw:frame>
        <draw:frame draw:style-name="gr9" draw:text-style-name="P10" draw:layer="layout" svg:width="22.5cm" svg:height="0.649cm" svg:x="5.689cm" svg:y="13.951cm">
          <draw:text-box>
            <text:p text:style-name="P3"><text:span text:style-name="T5">Listener + Domain + Context (all multiple)</text:span></text:p>
          </draw:text-box>
        </draw:frame>
        <draw:custom-shape draw:style-name="gr7" draw:text-style-name="P9" draw:layer="layout" svg:width="6.882cm" svg:height="0.7cm" svg:x="6.99cm" svg:y="18.701cm">
          <text:p text:style-name="P3"><text:span text:style-name="T3">Interface eth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xml:id="id5" draw:id="id5" draw:layer="layout" svg:width="6.881cm" svg:height="0.7cm" svg:x="14.168cm" svg:y="18.7cm">
          <text:p text:style-name="P3"><text:span text:style-name="T3">Interface eth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9" draw:layer="layout" svg:width="6.882cm" svg:height="0.7cm" svg:x="21.307cm" svg:y="18.701cm">
          <text:p text:style-name="P3"><text:span text:style-name="T3">Interface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5" xml:id="id16" draw:id="id16" draw:layer="layout" svg:width="1.9cm" svg:height="0.7cm" svg:x="22.289cm" svg:y="3.401cm">
          <text:p text:style-name="P3"><text:span text:style-name="T3">User 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5" draw:layer="layout" svg:width="1.9cm" svg:height="0.7cm" svg:x="20.19cm" svg:y="3.401cm">
          <text:p text:style-name="P3"><text:span text:style-name="T3">User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5" xml:id="id17" draw:id="id17" draw:layer="layout" svg:width="1.9cm" svg:height="0.7cm" svg:x="24.389cm" svg:y="3.4cm">
          <text:p text:style-name="P3"><text:span text:style-name="T3">User 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5" xml:id="id15" draw:id="id15" draw:layer="layout" svg:width="1.9cm" svg:height="0.7cm" svg:x="20.19cm" svg:y="3.401cm">
          <text:p text:style-name="P3"><text:span text:style-name="T3">User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5" xml:id="id18" draw:id="id18" draw:layer="layout" svg:width="1.9cm" svg:height="0.7cm" svg:x="26.489cm" svg:y="3.4cm">
          <text:p text:style-name="P3"><text:span text:style-name="T3">User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6" xml:id="id2" draw:id="id2" draw:layer="layout" svg:width="5.159cm" svg:height="0.7cm" svg:x="12.336cm" svg:y="15.001cm">
          <text:p text:style-name="P3"><text:span text:style-name="T3">Listener IP 1 <text:s/>Port 443 (SSL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6" xml:id="id3" draw:id="id3" draw:layer="layout" svg:width="5.159cm" svg:height="0.7cm" svg:x="17.683cm" svg:y="15.001cm">
          <text:p text:style-name="P3"><text:span text:style-name="T3">Listener IP 1 <text:s/>Port 808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6" xml:id="id4" draw:id="id4" draw:layer="layout" svg:width="5.159cm" svg:height="0.7cm" svg:x="23.03cm" svg:y="15.001cm">
          <text:p text:style-name="P3"><text:span text:style-name="T3">Listener IP 2 <text:s/>Port 8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6" xml:id="id8" draw:id="id8" draw:layer="layout" svg:width="5.159cm" svg:height="0.7cm" svg:x="23.03cm" svg:y="12.3cm">
          <text:p text:style-name="P3"><text:span text:style-name="T3">Space Customer 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6" xml:id="id7" draw:id="id7" draw:layer="layout" svg:width="5.159cm" svg:height="0.7cm" svg:x="17.689cm" svg:y="12.301cm">
          <text:p text:style-name="P3"><text:span text:style-name="T3">Space Webser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6" xml:id="id6" draw:id="id6" draw:layer="layout" svg:width="10.5cm" svg:height="0.7cm" svg:x="6.989cm" svg:y="12.301cm">
          <text:p text:style-name="P3"><text:span text:style-name="T3">Space WWW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7" xml:id="id10" draw:id="id10" draw:layer="layout" svg:width="3.353cm" svg:height="0.7cm" svg:x="6.989cm" svg:y="9.1cm">
          <text:p text:style-name="P3"><text:span text:style-name="T4">error lo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7" xml:id="id11" draw:id="id11" draw:layer="layout" svg:width="3.353cm" svg:height="0.7cm" svg:x="14.128cm" svg:y="8.101cm">
          <text:p text:style-name="P3"><text:span text:style-name="T4">aut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7" xml:id="id12" draw:id="id12" draw:layer="layout" svg:width="3.353cm" svg:height="0.7cm" svg:x="17.697cm" svg:y="7.2cm">
          <text:p text:style-name="P3"><text:span text:style-name="T4">App 1 Part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7" xml:id="id13" draw:id="id13" draw:layer="layout" svg:width="3.353cm" svg:height="0.7cm" svg:x="21.267cm" svg:y="7.201cm">
          <text:p text:style-name="P3"><text:span text:style-name="T4">App 1 Part 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7" xml:id="id14" draw:id="id14" draw:layer="layout" svg:width="3.353cm" svg:height="0.7cm" svg:x="24.836cm" svg:y="7.202cm">
          <text:p text:style-name="P3"><text:span text:style-name="T4">App ..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8" draw:layer="layout" svg:x1="9.569cm" svg:y1="15.7cm" svg:x2="9.577cm" svg:y2="18.445cm" draw:start-shape="id1" draw:start-glue-point="6" svg:d="M9569 15700v1624h8v1121" svg:viewBox="0 0 9 2746">
          <text:p/>
        </draw:connector>
        <draw:connector draw:style-name="gr13" draw:text-style-name="P8" draw:layer="layout" draw:line-skew="-1.12cm" svg:x1="14.916cm" svg:y1="15.701cm" svg:x2="10.105cm" svg:y2="18.436cm" draw:start-shape="id2" draw:start-glue-point="6" svg:d="M14916 15701v499h-4811v2236" svg:viewBox="0 0 4812 2736">
          <text:p/>
        </draw:connector>
        <draw:connector draw:style-name="gr13" draw:text-style-name="P8" draw:layer="layout" draw:line-skew="-0.72cm" svg:x1="20.263cm" svg:y1="15.701cm" svg:x2="10.752cm" svg:y2="18.436cm" draw:start-shape="id3" draw:start-glue-point="6" svg:d="M20263 15701v899h-9511v1836" svg:viewBox="0 0 9512 2736">
          <text:p/>
        </draw:connector>
        <draw:connector draw:style-name="gr13" draw:text-style-name="P8" draw:layer="layout" draw:line-skew="-0.201cm" svg:x1="25.61cm" svg:y1="15.701cm" svg:x2="17.609cm" svg:y2="18.7cm" draw:start-shape="id4" draw:start-glue-point="6" draw:end-shape="id5" draw:end-glue-point="4" svg:d="M25610 15701v1299h-8001v1700" svg:viewBox="0 0 8002 3000">
          <text:p/>
        </draw:connector>
        <draw:connector draw:style-name="gr13" draw:text-style-name="P8" draw:layer="layout" draw:line-skew="-0.501cm" svg:x1="12.239cm" svg:y1="13.001cm" svg:x2="9.569cm" svg:y2="15cm" draw:start-shape="id6" draw:start-glue-point="6" draw:end-shape="id1" draw:end-glue-point="4" svg:d="M12239 13001v499h-2670v1500" svg:viewBox="0 0 2671 2000">
          <text:p/>
        </draw:connector>
        <draw:connector draw:style-name="gr13" draw:text-style-name="P8" draw:layer="layout" svg:x1="20.269cm" svg:y1="13.001cm" svg:x2="20.263cm" svg:y2="15.001cm" draw:start-shape="id7" draw:start-glue-point="6" draw:end-shape="id3" draw:end-glue-point="4" svg:d="M20269 13001v1001h-6v999" svg:viewBox="0 0 7 2001">
          <text:p/>
        </draw:connector>
        <draw:connector draw:style-name="gr13" draw:text-style-name="P8" draw:layer="layout" draw:line-skew="-0.502cm" svg:x1="12.239cm" svg:y1="13.001cm" svg:x2="14.916cm" svg:y2="15.001cm" draw:start-shape="id6" draw:start-glue-point="6" draw:end-shape="id2" draw:end-glue-point="4" svg:d="M12239 13001v499h2677v1501" svg:viewBox="0 0 2678 2001">
          <text:p/>
        </draw:connector>
        <draw:connector draw:style-name="gr13" draw:text-style-name="P8" draw:layer="layout" svg:x1="25.61cm" svg:y1="13cm" svg:x2="25.61cm" svg:y2="15.001cm" draw:start-shape="id8" draw:start-glue-point="6" draw:end-shape="id4" draw:end-glue-point="4" svg:d="M25610 13000v2001" svg:viewBox="0 0 1 2002">
          <text:p/>
        </draw:connector>
        <draw:connector draw:style-name="gr13" draw:text-style-name="P8" draw:layer="layout" draw:line-skew="-2.182cm" svg:x1="12.165cm" svg:y1="9.8cm" svg:x2="8.641cm" svg:y2="14.862cm" draw:start-shape="id9" draw:start-glue-point="6" svg:d="M12165 9800v600h-3524v4462" svg:viewBox="0 0 3525 5063">
          <text:p/>
        </draw:connector>
        <draw:connector draw:style-name="gr13" draw:text-style-name="P8" draw:layer="layout" draw:line-skew="-2.201cm -0.698cm" svg:x1="8.665cm" svg:y1="9.8cm" svg:x2="6.989cm" svg:y2="15.35cm" draw:start-shape="id10" draw:start-glue-point="6" draw:end-shape="id1" draw:end-glue-point="5" svg:d="M8665 9800v400h-2876v5150h1200" svg:viewBox="0 0 2877 5551">
          <text:p/>
        </draw:connector>
        <draw:connector draw:style-name="gr13" draw:text-style-name="P8" draw:layer="layout" draw:line-skew="-0.652cm" svg:x1="15.804cm" svg:y1="8.801cm" svg:x2="20.268cm" svg:y2="12.301cm" draw:start-shape="id11" draw:start-glue-point="6" draw:end-shape="id7" svg:d="M15804 8801v1099h4464v2401" svg:viewBox="0 0 4465 3501">
          <text:p/>
        </draw:connector>
        <draw:connector draw:style-name="gr13" draw:text-style-name="P8" draw:layer="layout" draw:line-skew="0.499cm" svg:x1="19.373cm" svg:y1="7.9cm" svg:x2="12.239cm" svg:y2="12.301cm" draw:start-shape="id12" draw:start-glue-point="6" draw:end-shape="id6" draw:end-glue-point="4" svg:d="M19373 7900v2700h-7134v1701" svg:viewBox="0 0 7135 4402">
          <text:p/>
        </draw:connector>
        <draw:connector draw:style-name="gr13" draw:text-style-name="P8" draw:layer="layout" draw:line-skew="-0.382cm" svg:x1="22.943cm" svg:y1="7.901cm" svg:x2="20.801cm" svg:y2="12.16cm" draw:start-shape="id13" draw:start-glue-point="6" svg:d="M22943 7901v1999h-2142v2260" svg:viewBox="0 0 2143 4260">
          <text:p/>
        </draw:connector>
        <draw:connector draw:style-name="gr13" draw:text-style-name="P8" draw:layer="layout" svg:x1="26.512cm" svg:y1="7.902cm" svg:x2="26.515cm" svg:y2="12.16cm" draw:start-shape="id14" draw:start-glue-point="6" svg:d="M26512 7902v2380h3v1878" svg:viewBox="0 0 4 4259">
          <text:p/>
        </draw:connector>
        <draw:connector draw:style-name="gr13" draw:text-style-name="P8" draw:layer="layout" draw:line-skew="-0.951cm" svg:x1="21.14cm" svg:y1="4.101cm" svg:x2="19.373cm" svg:y2="7.2cm" draw:start-shape="id15" draw:start-glue-point="6" draw:end-shape="id12" svg:d="M21140 4101v599h-1767v2500" svg:viewBox="0 0 1768 3100">
          <text:p/>
        </draw:connector>
        <draw:connector draw:style-name="gr13" draw:text-style-name="P8" draw:layer="layout" draw:line-skew="-0.834cm" svg:x1="23.239cm" svg:y1="4.101cm" svg:x2="19.787cm" svg:y2="7.065cm" draw:start-shape="id16" draw:start-glue-point="6" svg:d="M23239 4101v899h-3452v2065" svg:viewBox="0 0 3453 2965">
          <text:p/>
        </draw:connector>
        <draw:connector draw:style-name="gr13" draw:text-style-name="P11" draw:layer="layout" draw:line-skew="-0.534cm" svg:x1="25.339cm" svg:y1="4.1cm" svg:x2="20.153cm" svg:y2="7.065cm" draw:start-shape="id17" draw:start-glue-point="6" svg:d="M25339 4100v1200h-5186v1765" svg:viewBox="0 0 5187 2966">
          <text:p/>
        </draw:connector>
        <draw:connector draw:style-name="gr13" draw:text-style-name="P8" draw:layer="layout" svg:x1="27.439cm" svg:y1="4.1cm" svg:x2="26.512cm" svg:y2="7.202cm" draw:start-shape="id18" draw:start-glue-point="6" draw:end-shape="id14" draw:end-glue-point="4" svg:d="M27439 4100v1552h-927v1550" svg:viewBox="0 0 928 3103">
          <text:p/>
        </draw:connector>
        <draw:connector draw:style-name="gr13" draw:text-style-name="P8" draw:layer="layout" draw:line-skew="-1cm" svg:x1="20.575cm" svg:y1="7.037cm" svg:x2="22.943cm" svg:y2="7.201cm" draw:end-shape="id13" draw:end-glue-point="4" svg:d="M20575 7037v-1337h2368v1501" svg:viewBox="0 0 2369 1502">
          <text:p/>
        </draw:connector>
        <draw:frame draw:style-name="gr9" draw:text-style-name="P12" draw:layer="layout" svg:width="21.5cm" svg:height="0.649cm" svg:x="2.989cm" svg:y="2.4cm">
          <draw:text-box>
            <text:p text:style-name="P3"><text:span text:style-name="T6">Example of binding Server parts with each other and the use of Listener and Spaces</text:span></text:p>
          </draw:text-box>
        </draw:frame>
        <draw:frame draw:style-name="gr14" draw:text-style-name="P13" draw:layer="layout" svg:width="0.824cm" svg:height="0.607cm" svg:x="5.789cm" svg:y="14.8cm">
          <draw:text-box>
            <text:p><text:span text:style-name="T7">al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Linienspitzen_20_1" draw:display-name="Linienspitzen 1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589cm" fo:margin-right="0.505cm" fo:page-width="29.7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Schilling</meta:initial-creator>
    <meta:creation-date>2014-08-18T08:29:53</meta:creation-date>
    <dc:date>2015-08-20T15:17:52.756430660</dc:date>
    <dc:creator>Alexander Schilling</dc:creator>
    <meta:editing-duration>P1DT12H14M44S</meta:editing-duration>
    <meta:editing-cycles>29</meta:editing-cycles>
    <meta:generator>LibreOffice/4.4.3.2$Linux_X86_64 LibreOffice_project/40m0$Build-2</meta:generator>
    <meta:printed-by>Alexander Schilling</meta:printed-by>
    <meta:print-date>2015-02-26T14:23:14.680440477</meta:print-date>
    <meta:document-statistic meta:object-count="57"/>
  </office:meta>
</office:document-meta>
</file>